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F60000012C7BA2E8B8.jpg" manifest:media-type="image/jpeg"/>
  <manifest:file-entry manifest:full-path="Pictures/10000000000001A70000023D5A2604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fo:color="#000000" style:font-name="Museo 300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fo:color="#000000" style:font-name="Museo 300" fo:font-size="10pt" style:font-size-asian="10pt" style:font-size-complex="10pt"/>
    </style:style>
    <style:style style:name="P4" style:family="paragraph" style:parent-style-name="Standard">
      <style:text-properties fo:color="#000000" style:font-name="Museo 500" fo:font-size="13pt" style:font-size-asian="13pt" style:font-size-complex="13pt"/>
    </style:style>
    <style:style style:name="P5" style:family="paragraph" style:parent-style-name="Standard">
      <style:text-properties fo:color="#000000" style:font-name="Museo 500" fo:font-size="11pt" style:font-size-asian="11pt" style:font-size-complex="11pt"/>
    </style:style>
    <style:style style:name="P6" style:family="paragraph" style:parent-style-name="Standard">
      <style:text-properties fo:color="#000000" style:font-name="Museo 500"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9" style:family="paragraph" style:parent-style-name="Standard">
      <style:text-properties style:font-name="Museo 500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margin-top="0in" fo:margin-bottom="0in" loext:contextual-spacing="false"/>
      <style:text-properties fo:color="#000000" style:font-name="Museo 3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fo:color="#000000" style:font-name="Museo 300" fo:font-size="11pt" style:font-size-asian="11pt" style:font-size-complex="11pt"/>
    </style:style>
    <style:style style:name="P13" style:family="paragraph" style:parent-style-name="Standard">
      <style:paragraph-properties fo:margin-top="0in" fo:margin-bottom="0in" loext:contextual-spacing="false"/>
      <style:text-properties fo:color="#000000" style:font-name="Museo 500" fo:font-size="11pt" style:font-size-asian="11pt" style:font-size-complex="11pt"/>
    </style:style>
    <style:style style:name="P14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Museo 300" fo:font-size="11pt" style:font-size-asian="11pt" style:font-size-complex="11pt"/>
    </style:style>
    <style:style style:name="P15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Museo 500" fo:font-size="11pt" style:font-size-asian="11pt" style:font-size-complex="11pt"/>
    </style:style>
    <style:style style:name="P16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fo:color="#000000" style:font-name="Museo 300" fo:font-size="11pt" style:font-size-asian="11pt" style:font-size-complex="11pt"/>
    </style:style>
    <style:style style:name="P17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Museo 300" fo:font-size="11pt" fo:letter-spacing="normal" fo:font-style="normal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Museo 300" fo:font-size="11pt" fo:letter-spacing="normal" fo:font-style="normal" fo:font-weight="normal" officeooo:paragraph-rsid="001c37f7" fo:background-color="transparent" style:font-size-asian="11pt" style:font-weight-asian="normal" style:font-size-complex="11pt" style:font-weight-complex="normal"/>
    </style:style>
    <style:style style:name="P19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Museo 300" fo:font-size="11pt" fo:letter-spacing="normal" fo:font-style="normal" fo:font-weight="normal" officeooo:rsid="0019a96c" officeooo:paragraph-rsid="0019a96c" fo:background-color="transparent" style:font-size-asian="11pt" style:font-weight-asian="normal" style:font-size-complex="11pt" style:font-weight-complex="normal"/>
    </style:style>
    <style:style style:name="P20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1pt" style:font-size-asian="11pt" style:font-size-complex="11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1pt" officeooo:rsid="001fec95" officeooo:paragraph-rsid="001fec95" style:font-size-asian="11pt" style:font-size-complex="11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1pt" officeooo:rsid="001c37f7" officeooo:paragraph-rsid="001c37f7" style:font-size-asian="11pt" style:font-size-complex="11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1pt" officeooo:rsid="002a54ee" officeooo:paragraph-rsid="002a54ee" style:font-size-asian="11pt" style:font-size-complex="11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1pt" fo:background-color="transparent" style:font-size-asian="11pt" style:font-size-complex="11pt"/>
    </style:style>
    <style:style style:name="P25" style:family="paragraph" style:parent-style-name="Standard">
      <style:paragraph-properties fo:margin-top="0in" fo:margin-bottom="0in" loext:contextual-spacing="false"/>
      <style:text-properties fo:color="#000000" style:font-name="Museo 300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Museo 500"/>
    </style:style>
    <style:style style:name="T2" style:family="text">
      <style:text-properties style:font-name="Museo 500" fo:font-size="12pt" style:font-size-asian="12pt" style:font-size-complex="12pt"/>
    </style:style>
    <style:style style:name="T3" style:family="text">
      <style:text-properties style:font-name="Museo 300" fo:font-size="12pt" style:font-size-asian="12pt" style:font-size-complex="12pt"/>
    </style:style>
    <style:style style:name="T4" style:family="text">
      <style:text-properties officeooo:rsid="0019a924"/>
    </style:style>
    <style:style style:name="T5" style:family="text">
      <style:text-properties officeooo:rsid="001db107"/>
    </style:style>
    <style:style style:name="T6" style:family="text">
      <style:text-properties officeooo:rsid="001e4a62"/>
    </style:style>
    <style:style style:name="T7" style:family="text">
      <style:text-properties officeooo:rsid="002177b1"/>
    </style:style>
    <style:style style:name="T8" style:family="text">
      <style:text-properties officeooo:rsid="0022c6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Page 1 of 1</text:p>
      <text:p text:style-name="P10"><text:span text:style-name="T2">Model: </text:span><text:span text:style-name="T3">LulzBot Mini 1.0 3D Printer</text:span></text:p>
      <text:p text:style-name="P9"/>
      <text:p text:style-name="P7"><text:s text:c="2"/><text:span text:style-name="T1">Serial Number:</text:span><text:tab/>______________________</text:p>
      <text:p text:style-name="P7"><text:s text:c="2"/><text:span text:style-name="T1">Date Completed:</text:span><text:tab/>______________________ </text:p>
      <text:p text:style-name="P3"><text:span text:style-name="T1"><text:s text:c="2"/>Completed by:</text:span><text:tab/>______________________</text:p>
      <text:p text:style-name="P6"/>
      <text:p text:style-name="P4">Items to include:</text:p>
      <text:p text:style-name="P2"/>
      <text:p text:style-name="P5">Printer and Cables:</text:p>
      <text:p text:style-name="P5"/>
      <text:list xml:id="list4161440690499704314" text:style-name="WW8Num1">
        <text:list-item>
          <text:p text:style-name="P16">LulzBot Mini 1.0 3D printer</text:p>
        </text:list-item>
        <text:list-item>
          <text:p text:style-name="P17">6ft 18AWG Power Cord Cable</text:p>
        </text:list-item>
        <text:list-item>
          <text:p text:style-name="P17">6ft 18AWG England Power Cord Cable (If applicable)</text:p>
        </text:list-item>
        <text:list-item>
          <text:p text:style-name="P18">6ft 18AWG European Power Cord Cable (If applicable)</text:p>
        </text:list-item>
        <text:list-item>
          <text:p text:style-name="P19">6ft 18AWG Australian Power Cord Cable (If applicable)</text:p>
        </text:list-item>
        <text:list-item>
          <text:p text:style-name="P20">USB cable</text:p>
        </text:list-item>
      </text:list>
      <text:p text:style-name="P12"/>
      <text:p text:style-name="P15">Supplies:</text:p>
      <text:p text:style-name="P15"/>
      <text:list xml:id="list114533638090736" text:continue-numbering="true" text:style-name="WW8Num1">
        <text:list-item>
          <text:p text:style-name="P20">USB drive with source files</text:p>
        </text:list-item>
        <text:list-item>
          <text:p text:style-name="P20"><text:span text:style-name="T4">1</text:span> meter sample of LulzBot HIPS 3D printer filament</text:p>
        </text:list-item>
        <text:list-item>
          <text:p text:style-name="P20">Dental pick</text:p>
        </text:list-item>
        <text:list-item>
          <text:p text:style-name="P20">Brush</text:p>
        </text:list-item>
        <text:list-item>
          <text:p text:style-name="P20"><text:span text:style-name="T8">Blue handled</text:span> knife</text:p>
        </text:list-item>
        <text:list-item>
          <text:p text:style-name="P21">Tweezers</text:p>
        </text:list-item>
        <text:list-item>
          <text:p text:style-name="P21">2mm Allen wrench</text:p>
        </text:list-item>
        <text:list-item>
          <text:p text:style-name="P20">5x replacement wiping pads</text:p>
        </text:list-item>
      </text:list>
      <text:p text:style-name="P12"/>
      <text:p text:style-name="P13">Final Print:</text:p>
      <text:p text:style-name="P13"/>
      <text:list xml:id="list114533303173100" text:continue-numbering="true" text:style-name="WW8Num1">
        <text:list-item>
          <text:p text:style-name="P24"><text:span text:style-name="T6">Oc</text:span>topus* printed by this LulzBot Mini 3D Printer</text:p>
        </text:list-item>
      </text:list>
      <text:p text:style-name="P14"/>
      <text:p text:style-name="P15">Documentation:</text:p>
      <text:p text:style-name="P14"/>
      <text:list xml:id="list114533758118259" text:continue-numbering="true" text:style-name="WW8Num1">
        <text:list-item>
          <text:p text:style-name="P20">Quick Start Guide</text:p>
        </text:list-item>
        <text:list-item>
          <text:p text:style-name="P20">Quality Assurance Record</text:p>
        </text:list-item>
        <text:list-item>
          <text:p text:style-name="P22">Safety Guide</text:p>
        </text:list-item>
        <text:list-item>
          <text:p text:style-name="P23">CE Declaration of Conformity</text:p>
        </text:list-item>
        <text:list-item>
          <text:p text:style-name="P22">Lulzbot Mini Poster</text:p>
        </text:list-item>
        <text:list-item>
          <text:p text:style-name="P26">Packing List</text:p>
        </text:list-item>
      </text:list>
      <text:p text:style-name="P25"/>
      <text:p text:style-name="P25"/>
      <text:p text:style-name="P11">*<text:bookmark-start text:name="__DdeLink__531_1788055645"/><text:span text:style-name="T5">Oct</text:span>opus by <text:span text:style-name="T7">yeoldbrian</text:span> is licensed under CC BY-SA 4.0<text:bookmark-end text:name="__DdeLink__531_17880556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1"><draw:image xlink:href="Pictures/10000000000001A70000023D5A260478.jpg" xlink:type="simple" xlink:show="embed" xlink:actuate="onLoad"/></draw:frame>PACKING LIST</text:p>
      </style:header>
      <style:footer>
        <text:p text:style-name="Footer"><draw:frame draw:style-name="Mfr2" draw:name="graphics2" text:anchor-type="paragraph" svg:x="-0.7874in" svg:y="-0.0201in" svg:width="8.4992in" svg:height="0.9992in" draw:z-index="0"><draw:image xlink:href="Pictures/10000000000009F60000012C7BA2E8B8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5-01-05T11:45:32.701026907</dc:date>
    <meta:editing-duration>PT7H44M54S</meta:editing-duration>
    <meta:editing-cycles>36</meta:editing-cycles>
    <meta:generator>LibreOffice/4.3.3.2$Linux_X86_64 LibreOffice_project/430m0$Build-2</meta:generator>
    <meta:print-date>2014-12-12T10:28:18.531821265</meta:print-date>
    <dc:creator>aleph </dc:creator>
    <meta:printed-by>aleph </meta:printed-by>
    <meta:document-statistic meta:table-count="0" meta:image-count="2" meta:object-count="0" meta:page-count="1" meta:paragraph-count="33" meta:word-count="150" meta:character-count="857" meta:non-whitespace-character-count="754"/>
  </office:meta>
</office:document-meta>
</file>